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00000010067132E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kaoMincho" svg:font-family="TakaoMincho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f766d" officeooo:paragraph-rsid="000f766d"/>
    </style:style>
    <style:style style:name="P2" style:family="paragraph" style:parent-style-name="Footer">
      <style:paragraph-properties fo:text-align="end" style:justify-single-word="false"/>
      <style:text-properties officeooo:rsid="000f766d" officeooo:paragraph-rsid="000f766d"/>
    </style:style>
    <style:style style:name="P3" style:family="paragraph" style:parent-style-name="Standard">
      <style:text-properties officeooo:rsid="0008a939" officeooo:paragraph-rsid="0008a939"/>
    </style:style>
    <style:style style:name="P4" style:family="paragraph" style:parent-style-name="Standard">
      <style:text-properties officeooo:rsid="0008a939" officeooo:paragraph-rsid="00093a29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08a939" officeooo:paragraph-rsid="0008a939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text-properties officeooo:rsid="00093a29" officeooo:paragraph-rsid="00093a29"/>
    </style:style>
    <style:style style:name="P7" style:family="paragraph" style:parent-style-name="Standard">
      <style:text-properties officeooo:rsid="00093a29" officeooo:paragraph-rsid="000f766d"/>
    </style:style>
    <style:style style:name="P8" style:family="paragraph" style:parent-style-name="Standard">
      <style:text-properties officeooo:rsid="00093a29" officeooo:paragraph-rsid="00154d83"/>
    </style:style>
    <style:style style:name="P9" style:family="paragraph" style:parent-style-name="Standard">
      <style:text-properties fo:font-size="14pt" fo:font-weight="bold" officeooo:rsid="00093a29" officeooo:paragraph-rsid="00111859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8a939" officeooo:paragraph-rsid="0011185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08a939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4pt" fo:font-weight="bold" officeooo:rsid="00093a29" officeooo:paragraph-rsid="001605db" style:font-size-asian="14pt" style:font-weight-asian="bold" style:font-size-complex="14pt" style:font-weight-complex="bold"/>
    </style:style>
    <style:style style:name="T1" style:family="text">
      <style:text-properties officeooo:rsid="0008a939"/>
    </style:style>
    <style:style style:name="T2" style:family="text">
      <style:text-properties officeooo:rsid="000b272a"/>
    </style:style>
    <style:style style:name="T3" style:family="text">
      <style:text-properties officeooo:rsid="000d2976"/>
    </style:style>
    <style:style style:name="T4" style:family="text">
      <style:text-properties officeooo:rsid="000ddbcc"/>
    </style:style>
    <style:style style:name="T5" style:family="text">
      <style:text-properties officeooo:rsid="000e9fdd"/>
    </style:style>
    <style:style style:name="T6" style:family="text">
      <style:text-properties style:font-name="OpenSymbol" officeooo:rsid="000fea6f" style:font-name-asian="OpenSymbol" style:font-name-complex="OpenSymbol"/>
    </style:style>
    <style:style style:name="T7" style:family="text">
      <style:text-properties style:font-name="TakaoMincho" style:font-name-asian="TakaoMincho" style:font-name-complex="TakaoMincho"/>
    </style:style>
    <style:style style:name="T8" style:family="text">
      <style:text-properties style:font-name="TakaoMincho" officeooo:rsid="00111859" style:font-name-asian="TakaoMincho" style:font-name-complex="TakaoMincho"/>
    </style:style>
    <style:style style:name="T9" style:family="text">
      <style:text-properties officeooo:rsid="0013ac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Ru1" style:family="ruby">
      <style:ruby-properties style:ruby-align="distribute-letter" style:ruby-position="belo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ecognized verbal instructions for </text:span><text:ruby text:style-name="Ru1"><text:ruby-base>手元</text:ruby-base><text:ruby-text>TEMOTO</text:ruby-text></text:ruby> <text:span text:style-name="T1">teleoperator</text:span></text:p>
      <text:p text:style-name="P12"/>
      <text:p text:style-name="P5">Operator input</text:p>
      <text:p text:style-name="P3"/>
      <text:p text:style-name="P13"><text:span text:style-name="T7"><draw:frame draw:style-name="fr1" draw:name="Image1" text:anchor-type="as-char" svg:width="0.148in" svg:height="0.148in" draw:z-index="0"><draw:image xlink:href="Pictures/10000201000001000000010067132E45.png" xlink:type="simple" xlink:show="embed" xlink:actuate="onLoad"/></draw:frame></text:span><text:span text:style-name="T6"> </text:span>NATURAL CONTROL MODE</text:p>
      <text:p text:style-name="P6"><text:tab/><text:span text:style-name="T2">Operator's hand and robot's end effector are considered to be oriented the same way.</text:span></text:p>
      <text:p text:style-name="P6"/>
      <text:p text:style-name="P9"><text:span text:style-name="T8"><draw:frame draw:style-name="fr1" draw:name="Image2" text:anchor-type="as-char" svg:width="0.148in" svg:height="0.148in" draw:z-index="1"><draw:image xlink:href="Pictures/10000201000001000000010067132E45.png" xlink:type="simple" xlink:show="embed" xlink:actuate="onLoad"/></draw:frame></text:span><text:span text:style-name="T6"> </text:span>INVERTED CONTROL MODE</text:p>
      <text:p text:style-name="P6"><text:tab/><text:span text:style-name="T2">Left and right are inverted for operator's hand and robot's end effector. </text:span></text:p>
      <text:p text:style-name="P6"/>
      <text:p text:style-name="P10"><text:span text:style-name="T8"><draw:frame draw:style-name="fr1" draw:name="Image3" text:anchor-type="as-char" svg:width="0.148in" svg:height="0.148in" draw:z-index="2"><draw:image xlink:href="Pictures/10000201000001000000010067132E45.png" xlink:type="simple" xlink:show="embed" xlink:actuate="onLoad"/></draw:frame></text:span><text:span text:style-name="T6"> </text:span>IGNORE ROTATION</text:p>
      <text:p text:style-name="P3"><text:tab/><text:span text:style-name="T3">Hand rotation (orientation) is not transferred to robot's end effector, i.e. the rotation of the end effector <text:tab/>will not be altered.</text:span></text:p>
      <text:p text:style-name="P3"/>
      <text:p text:style-name="P9"><text:span text:style-name="T8"><draw:frame draw:style-name="fr1" draw:name="Image4" text:anchor-type="as-char" svg:width="0.148in" svg:height="0.148in" draw:z-index="3"><draw:image xlink:href="Pictures/10000201000001000000010067132E45.png" xlink:type="simple" xlink:show="embed" xlink:actuate="onLoad"/></draw:frame></text:span><text:span text:style-name="T6"> </text:span>CONSIDER ROTATION</text:p>
      <text:p text:style-name="P6"><text:tab/><text:span text:style-name="T4">Hand rotation (orientation) will be considered when setting a target pose for the end effector. </text:span></text:p>
      <text:p text:style-name="P6"/>
      <text:p text:style-name="P9"><text:span text:style-name="T8"><draw:frame draw:style-name="fr1" draw:name="Image5" text:anchor-type="as-char" svg:width="0.148in" svg:height="0.148in" draw:z-index="4"><draw:image xlink:href="Pictures/10000201000001000000010067132E45.png" xlink:type="simple" xlink:show="embed" xlink:actuate="onLoad"/></draw:frame></text:span><text:span text:style-name="T6"> </text:span>LIMIT DIRECTIONS</text:p>
      <text:p text:style-name="P6"><text:tab/><text:span text:style-name="T5">Only displacement in certain direction(s) is considered when setting a target pose for the end effector.</text:span></text:p>
      <text:p text:style-name="P6"/>
      <text:p text:style-name="P9"><text:span text:style-name="T8"><draw:frame draw:style-name="fr1" draw:name="Image6" text:anchor-type="as-char" svg:width="0.148in" svg:height="0.148in" draw:z-index="5"><draw:image xlink:href="Pictures/10000201000001000000010067132E45.png" xlink:type="simple" xlink:show="embed" xlink:actuate="onLoad"/></draw:frame></text:span><text:span text:style-name="T6"> </text:span>FREE DIRECTIONS</text:p>
      <text:p text:style-name="P8"><text:tab/><text:span text:style-name="T9">Displacement of the operator's hand in any direction will be considered when setting a target pose.</text:span></text:p>
      <text:p text:style-name="P6"/>
      <text:p text:style-name="P5">MoveIt!</text:p>
      <text:p text:style-name="P4"/>
      <text:p text:style-name="P9"><text:span text:style-name="T8"><draw:frame draw:style-name="fr1" draw:name="Image7" text:anchor-type="as-char" svg:width="0.148in" svg:height="0.148in" draw:z-index="6"><draw:image xlink:href="Pictures/10000201000001000000010067132E45.png" xlink:type="simple" xlink:show="embed" xlink:actuate="onLoad"/></draw:frame></text:span><text:span text:style-name="T6"> </text:span>ROBOT PLEASE PLAN</text:p>
      <text:p text:style-name="P6"><text:tab/><text:span text:style-name="T5">Start the planner for moving the end effector to the pose determined by operator's hand.</text:span></text:p>
      <text:p text:style-name="P6"/>
      <text:p text:style-name="P9"><text:span text:style-name="T8"><draw:frame draw:style-name="fr1" draw:name="Image8" text:anchor-type="as-char" svg:width="0.148in" svg:height="0.148in" draw:z-index="7"><draw:image xlink:href="Pictures/10000201000001000000010067132E45.png" xlink:type="simple" xlink:show="embed" xlink:actuate="onLoad"/></draw:frame></text:span><text:span text:style-name="T6"> </text:span>ROBOT PLEASE EXECUTE</text:p>
      <text:p text:style-name="P7"><text:tab/><text:span text:style-name="T5">Execute the latest plan available.</text:span></text:p>
      <text:p text:style-name="P6"/>
      <text:p text:style-name="P9"><text:span text:style-name="T8"><draw:frame draw:style-name="fr1" draw:name="Image9" text:anchor-type="as-char" svg:width="0.148in" svg:height="0.148in" draw:z-index="8"><draw:image xlink:href="Pictures/10000201000001000000010067132E45.png" xlink:type="simple" xlink:show="embed" xlink:actuate="onLoad"/></draw:frame></text:span><text:span text:style-name="T6"> </text:span>ROBOT PLEASE GO</text:p>
      <text:p text:style-name="P6"><text:tab/><text:span text:style-name="T5">Start the planner and execute right after. Equivalent of Plan &amp; Execute.</text:span></text:p>
      <text:p text:style-name="P6"/>
      <text:p text:style-name="P9"><text:span text:style-name="T8"><draw:frame draw:style-name="fr1" draw:name="Image10" text:anchor-type="as-char" svg:width="0.148in" svg:height="0.148in" draw:z-index="9"><draw:image xlink:href="Pictures/10000201000001000000010067132E45.png" xlink:type="simple" xlink:show="embed" xlink:actuate="onLoad"/></draw:frame></text:span><text:span text:style-name="T6"> </text:span>ROBOT PLEASE PLAN HOME</text:p>
      <text:p text:style-name="P6"><text:tab/><text:span text:style-name="T5">Start the planner for returning to a saved home pose. </text:span></text:p>
      <text:p text:style-name="P6"/>
      <text:p text:style-name="P9"><text:span text:style-name="T8"><draw:frame draw:style-name="fr1" draw:name="Image11" text:anchor-type="as-char" svg:width="0.148in" svg:height="0.148in" draw:z-index="10"><draw:image xlink:href="Pictures/10000201000001000000010067132E45.png" xlink:type="simple" xlink:show="embed" xlink:actuate="onLoad"/></draw:frame></text:span><text:span text:style-name="T6"> </text:span>ROBOT PLEASE GO HOME</text:p>
      <text:p text:style-name="P6"><text:tab/><text:span text:style-name="T5">Plan and execute the return to the saved home po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kaoMincho" svg:font-family="TakaoMincho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766d" officeooo:paragraph-rsid="000f766d"/>
    </style:style>
    <style:style style:name="MP2" style:family="paragraph" style:parent-style-name="Footer">
      <style:paragraph-properties fo:text-align="end" style:justify-single-word="false"/>
      <style:text-properties officeooo:rsid="000f766d" officeooo:paragraph-rsid="000f766d"/>
    </style:style>
    <style:page-layout style:name="Mpm1">
      <style:page-layout-properties fo:page-width="8.5in" fo:page-height="11in" style:num-format="1" style:print-orientation="portrait" fo:margin-top="0.7874in" fo:margin-bottom="0.7874in" fo:margin-left="0.4898in" fo:margin-right="0.57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807in" fo:margin-left="0in" fo:margin-right="0in" fo:margin-bottom="0.1402in" style:shadow="none" style:dynamic-spacing="false"/>
      </style:header-style>
      <style:footer-style>
        <style:header-footer-properties fo:min-height="0.0402in" fo:margin-left="0in" fo:margin-right="0in" fo:margin-top="0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Nuclear and Applied Robotics Group, The University of Texas at Austin</text:p>
      </style:header>
      <style:footer>
        <text:p text:style-name="MP2">Last update: 22 Jan 2016</text:p>
        <text:p text:style-name="MP2">Karl Kruusamä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5:13:28.068548080</meta:creation-date>
    <dc:date>2016-02-18T14:14:36.422819988</dc:date>
    <meta:editing-duration>PT1H1M39S</meta:editing-duration>
    <meta:editing-cycles>16</meta:editing-cycles>
    <meta:generator>LibreOffice/4.2.8.2$Linux_X86_64 LibreOffice_project/420m0$Build-2</meta:generator>
    <meta:print-date>2016-01-22T16:23:30.745947316</meta:print-date>
    <meta:document-statistic meta:table-count="0" meta:image-count="11" meta:object-count="0" meta:page-count="1" meta:paragraph-count="28" meta:word-count="205" meta:character-count="1285" meta:non-whitespace-character-count="1083"/>
  </office:meta>
</office:document-meta>
</file>